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20pt" officeooo:rsid="0014c62d" officeooo:paragraph-rsid="0014c62d" style:font-size-asian="17.5pt" style:font-size-complex="20pt"/>
    </style:style>
    <style:style style:name="P2" style:family="paragraph" style:parent-style-name="Frame_20_contents">
      <style:paragraph-properties fo:text-align="center" style:justify-single-word="false"/>
      <style:text-properties officeooo:rsid="0014c62d" officeooo:paragraph-rsid="0014c62d"/>
    </style:style>
    <style:style style:name="P3" style:family="paragraph" style:parent-style-name="Frame_20_contents">
      <style:text-properties officeooo:rsid="0015b20d" officeooo:paragraph-rsid="0015b20d"/>
    </style:style>
    <style:style style:name="P4" style:family="paragraph" style:parent-style-name="Frame_20_contents">
      <style:paragraph-properties fo:text-align="center" style:justify-single-word="false"/>
      <style:text-properties officeooo:rsid="0015b20d" officeooo:paragraph-rsid="0015b20d"/>
    </style:style>
    <style:style style:name="P5" style:family="paragraph" style:parent-style-name="Frame_20_contents">
      <style:paragraph-properties fo:text-align="center" style:justify-single-word="false"/>
      <style:text-properties officeooo:rsid="001725b7" officeooo:paragraph-rsid="001725b7"/>
    </style:style>
    <style:style style:name="P6" style:family="paragraph" style:parent-style-name="Frame_20_contents">
      <style:paragraph-properties fo:text-align="center" style:justify-single-word="false"/>
      <style:text-properties officeooo:rsid="00178a7d" officeooo:paragraph-rsid="00178a7d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fr1" style:family="graphic" style:parent-style-name="Frame">
      <style:graphic-properties style:vertical-pos="from-top" style:vertical-rel="paragraph" style:horizontal-pos="from-left" style:horizontal-rel="paragraph" draw:opacity="0%" fo:padding="0.15cm" fo:border="none" draw:textarea-vertical-align="middle"/>
    </style:style>
    <style:style style:name="gr1" style:family="graphic" style:parent-style-name="Graphics">
      <style:graphic-properties draw:textarea-horizontal-align="justify" draw:textarea-vertical-align="middle" draw:auto-grow-height="false" fo:min-height="11.695cm" fo:min-width="5.0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parent-style-name="Graphics">
      <style:graphic-properties draw:textarea-horizontal-align="justify" draw:textarea-vertical-align="middle" draw:auto-grow-height="false" fo:min-height="1.561cm" fo:min-width="6.1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 style:parent-style-name="Graphics">
      <style:graphic-properties draw:textarea-horizontal-align="justify" draw:textarea-vertical-align="middle" draw:auto-grow-height="false" fo:min-height="1.323cm" fo:min-width="6.1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 style:parent-style-name="Graphics">
      <style:graphic-properties draw:textarea-horizontal-align="justify" draw:textarea-vertical-align="middle" draw:auto-grow-height="false" fo:min-height="1.296cm" fo:min-width="6.0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 style:parent-style-name="Graphics">
      <style:graphic-properties draw:textarea-horizontal-align="justify" draw:textarea-vertical-align="middle" draw:auto-grow-height="false" fo:min-height="1.349cm" fo:min-width="3.28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 style:parent-style-name="Graphics">
      <style:graphic-properties draw:textarea-horizontal-align="justify" draw:textarea-vertical-align="middle" draw:auto-grow-height="false" fo:min-height="1.27cm" fo:min-width="5.6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 style:parent-style-name="Graphics">
      <style:graphic-properties draw:textarea-horizontal-align="justify" draw:textarea-vertical-align="middle" draw:auto-grow-height="false" fo:min-height="1.376cm" fo:min-width="4.5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 style:parent-style-name="Graphics">
      <style:graphic-properties draw:textarea-horizontal-align="justify" draw:textarea-vertical-align="middle" draw:auto-grow-height="false" fo:min-height="1.296cm" fo:min-width="2.7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 style:parent-style-name="Graphics">
      <style:graphic-properties draw:textarea-horizontal-align="justify" draw:textarea-vertical-align="middle" draw:auto-grow-height="false" fo:min-height="1.244cm" fo:min-width="2.5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 style:parent-style-name="Graphics">
      <style:graphic-properties draw:textarea-horizontal-align="justify" draw:textarea-vertical-align="middle" draw:auto-grow-height="false" fo:min-height="1.244cm" fo:min-width="4.0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 style:parent-style-name="Graphics">
      <style:graphic-properties draw:textarea-horizontal-align="justify" draw:textarea-vertical-align="middle" draw:auto-grow-height="false" fo:min-height="1.244cm" fo:min-width="5.2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 style:parent-style-name="Graphics">
      <style:graphic-properties draw:textarea-horizontal-align="justify" draw:textarea-vertical-align="middle" draw:auto-grow-height="false" fo:min-height="1.376cm" fo:min-width="5.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 style:parent-style-name="Graphics">
      <style:graphic-properties draw:textarea-horizontal-align="justify" draw:textarea-vertical-align="middle" draw:auto-grow-height="false" fo:min-height="1.191cm" fo:min-width="3.0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marker-end="Arrowheads_20_1" draw:fill="none" draw:fill-color="#ffffff" fo:min-height="2.03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2" text:anchor-type="paragraph" svg:x="6.675cm" svg:y="3.293cm" svg:width="5.001cm" svg:height="11.695cm" draw:z-index="35"><draw:text-box><text:p text:style-name="P1">ARDUINO</text:p></draw:text-box></draw:frame><draw:custom-shape text:anchor-type="paragraph" draw:z-index="1" draw:name="Shape2" draw:style-name="gr2" svg:width="6.192cm" svg:height="1.562cm" svg:x="-1.131cm" svg:y="7.844cm"><text:p text:style-name="P2">SOIL MOISTURE SENSOR</text:p><draw:enhanced-geometry svg:viewBox="0 0 21600 21600" draw:type="rectangle" draw:enhanced-path="M 0 0 L 21600 0 21600 21600 0 21600 0 0 Z N"/></draw:custom-shape><draw:custom-shape text:anchor-type="paragraph" draw:z-index="2" draw:name="Shape4" draw:style-name="gr3" svg:width="6.113cm" svg:height="1.324cm" svg:x="-1.078cm" svg:y="11.972cm"><text:p text:style-name="P2">GSM MODULE</text:p><draw:enhanced-geometry svg:viewBox="0 0 21600 21600" draw:type="rectangle" draw:enhanced-path="M 0 0 L 21600 0 21600 21600 0 21600 0 0 Z N"/></draw:custom-shape><draw:custom-shape text:anchor-type="paragraph" draw:z-index="3" draw:name="Shape5" draw:style-name="gr4" svg:width="6.033cm" svg:height="1.297cm" svg:x="-1.051cm" svg:y="13.716cm"><text:p text:style-name="P2">DHT11 SENSOR</text:p><draw:enhanced-geometry svg:viewBox="0 0 21600 21600" draw:type="rectangle" draw:enhanced-path="M 0 0 L 21600 0 21600 21600 0 21600 0 0 Z N"/></draw:custom-shape><draw:custom-shape text:anchor-type="paragraph" draw:z-index="4" draw:name="Shape6" draw:style-name="gr5" svg:width="3.282cm" svg:height="1.35cm" svg:x="0.219cm" svg:y="3.265cm"><text:p text:style-name="P3">SOLAR PANEL</text:p><draw:enhanced-geometry svg:viewBox="0 0 21600 21600" draw:type="rectangle" draw:enhanced-path="M 0 0 L 21600 0 21600 21600 0 21600 0 0 Z N"/></draw:custom-shape><draw:custom-shape text:anchor-type="paragraph" draw:z-index="5" draw:name="Shape7" draw:style-name="gr6" svg:width="5.689cm" svg:height="1.271cm" svg:x="-1.212cm" svg:y="5.727cm"><text:p text:style-name="P4">STORAGE BATTERY</text:p><draw:enhanced-geometry svg:viewBox="0 0 21600 21600" draw:type="rectangle" draw:enhanced-path="M 0 0 L 21600 0 21600 21600 0 21600 0 0 Z N"/></draw:custom-shape><draw:custom-shape text:anchor-type="paragraph" draw:z-index="6" draw:name="Shape8" draw:style-name="gr7" svg:width="4.578cm" svg:height="1.377cm" svg:x="6.807cm" svg:y="1.124cm"><text:p text:style-name="P4">POWER SUPPLY</text:p><draw:enhanced-geometry svg:viewBox="0 0 21600 21600" draw:type="rectangle" draw:enhanced-path="M 0 0 L 21600 0 21600 21600 0 21600 0 0 Z N"/></draw:custom-shape><draw:custom-shape text:anchor-type="paragraph" draw:z-index="7" draw:name="Shape10" draw:style-name="gr8" svg:width="2.726cm" svg:height="1.297cm" svg:x="12.628cm" svg:y="4.166cm"><text:p text:style-name="P4">RELAY</text:p><draw:enhanced-geometry svg:viewBox="0 0 21600 21600" draw:type="rectangle" draw:enhanced-path="M 0 0 L 21600 0 21600 21600 0 21600 0 0 Z N"/></draw:custom-shape><draw:custom-shape text:anchor-type="paragraph" draw:z-index="8" draw:name="Shape11" draw:style-name="gr9" svg:width="2.594cm" svg:height="1.244cm" svg:x="12.494cm" svg:y="6.623cm"><text:p text:style-name="P4">MOTOR</text:p><draw:enhanced-geometry svg:viewBox="0 0 21600 21600" draw:type="rectangle" draw:enhanced-path="M 0 0 L 21600 0 21600 21600 0 21600 0 0 Z N"/></draw:custom-shape><draw:custom-shape text:anchor-type="paragraph" draw:z-index="9" draw:name="Shape12" draw:style-name="gr10" svg:width="4.075cm" svg:height="1.244cm" svg:x="12.575cm" svg:y="9.825cm"><text:p text:style-name="P4">MESSAGE</text:p><draw:enhanced-geometry svg:viewBox="0 0 21600 21600" draw:type="rectangle" draw:enhanced-path="M 0 0 L 21600 0 21600 21600 0 21600 0 0 Z N"/></draw:custom-shape><draw:custom-shape text:anchor-type="paragraph" draw:z-index="10" draw:name="Shape13" draw:style-name="gr11" svg:width="5.213cm" svg:height="1.244cm" svg:x="12.734cm" svg:y="12.79cm"><text:p text:style-name="P4">WATER PUMP</text:p><draw:enhanced-geometry svg:viewBox="0 0 21600 21600" draw:type="rectangle" draw:enhanced-path="M 0 0 L 21600 0 21600 21600 0 21600 0 0 Z N"/></draw:custom-shape><draw:custom-shape text:anchor-type="paragraph" draw:z-index="11" draw:name="Shape3" draw:style-name="gr12" svg:width="5.98cm" svg:height="1.377cm" svg:x="-0.919cm" svg:y="10.172cm"><text:p text:style-name="P5">ULTRASONIC SENSOR</text:p><draw:enhanced-geometry svg:viewBox="0 0 21600 21600" draw:type="rectangle" draw:enhanced-path="M 0 0 L 21600 0 21600 21600 0 21600 0 0 Z N"/></draw:custom-shape><draw:custom-shape text:anchor-type="paragraph" draw:z-index="12" draw:name="Shape14" draw:style-name="gr13" svg:width="3.096cm" svg:height="1.191cm" svg:x="15.697cm" svg:y="6.706cm"><text:p text:style-name="P6">PURIFIER</text:p><draw:enhanced-geometry svg:viewBox="0 0 21600 21600" draw:type="rectangle" draw:enhanced-path="M 0 0 L 21600 0 21600 21600 0 21600 0 0 Z N"/></draw:custom-shape><draw:line text:anchor-type="paragraph" draw:z-index="13" draw:name="Shape15" draw:style-name="gr14" draw:text-style-name="P7" svg:x1="4.477cm" svg:y1="6.415cm" svg:x2="6.675cm" svg:y2="6.468cm"><text:p/></draw:line><draw:line text:anchor-type="paragraph" draw:z-index="14" draw:name="Shape16" draw:style-name="gr14" draw:text-style-name="P7" svg:x1="9.188cm" svg:y1="2.499cm" svg:x2="9.162cm" svg:y2="3.293cm"><text:p/></draw:line><draw:line text:anchor-type="paragraph" draw:z-index="15" draw:name="Shape19" draw:style-name="gr14" draw:text-style-name="P7" svg:x1="5.034cm" svg:y1="12.659cm" svg:x2="6.674cm" svg:y2="12.712cm"><text:p/></draw:line><draw:line text:anchor-type="paragraph" draw:z-index="16" draw:name="Shape18" draw:style-name="gr14" draw:text-style-name="P7" svg:x1="5.193cm" svg:y1="10.993cm" svg:x2="6.675cm" svg:y2="10.993cm"><text:p/></draw:line><draw:line text:anchor-type="paragraph" draw:z-index="17" draw:name="Shape20" draw:style-name="gr14" draw:text-style-name="P7" svg:x1="11.675cm" svg:y1="4.801cm" svg:x2="12.76cm" svg:y2="4.827cm"><text:p/></draw:line><draw:line text:anchor-type="paragraph" draw:z-index="18" draw:name="Shape21" draw:style-name="gr14" draw:text-style-name="P7" svg:x1="13.712cm" svg:y1="5.463cm" svg:x2="13.765cm" svg:y2="6.625cm"><text:p/></draw:line><draw:line text:anchor-type="paragraph" draw:z-index="19" draw:name="Shape22" draw:style-name="gr14" draw:text-style-name="P7" svg:x1="15.088cm" svg:y1="7.341cm" svg:x2="15.855cm" svg:y2="7.315cm"><text:p/></draw:line><draw:line text:anchor-type="paragraph" draw:z-index="20" draw:name="Shape23" draw:style-name="gr14" draw:text-style-name="P7" svg:x1="11.675cm" svg:y1="10.516cm" svg:x2="12.575cm" svg:y2="10.49cm"><text:p/></draw:line><draw:line text:anchor-type="paragraph" draw:z-index="21" draw:name="Shape24" draw:style-name="gr14" draw:text-style-name="P7" svg:x1="11.675cm" svg:y1="13.612cm" svg:x2="12.733cm" svg:y2="13.665cm"><text:p/></draw:line><draw:line text:anchor-type="paragraph" draw:z-index="22" draw:name="Shape25" draw:style-name="gr14" draw:text-style-name="P7" svg:x1="4.981cm" svg:y1="14.458cm" svg:x2="6.674cm" svg:y2="14.432cm"><text:p/></draw:line><draw:custom-shape text:anchor-type="paragraph" draw:z-index="0" draw:name="Shape1" draw:style-name="gr1" svg:width="5.001cm" svg:height="11.695cm" svg:x="6.675cm" svg:y="3.293cm"><text:p text:style-name="P2">SOIL MOISTURE SENSOR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24" draw:name="Shape17" draw:style-name="gr14" draw:text-style-name="P7" svg:x1="5.061cm" svg:y1="8.717cm" svg:x2="6.675cm" svg:y2="8.743cm"><text:p/></draw:line><draw:line text:anchor-type="paragraph" draw:z-index="25" draw:name="Shape9" draw:style-name="gr14" draw:text-style-name="P7" svg:x1="1.833cm" svg:y1="4.613cm" svg:x2="1.859cm" svg:y2="5.728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P2" style:family="paragraph">
      <loext:graphic-properties draw:fill="none" draw:fill-color="#ffffff"/>
      <style:text-properties fo:font-size="18pt" style:font-size-asian="18pt" style:font-size-complex="18pt"/>
    </style:style>
    <style:style style:name="MT1" style:family="text">
      <style:text-properties fo:font-size="18pt" style:font-size-asian="18pt" style:font-size-complex="18pt"/>
    </style:style>
    <style:style style:name="Mgr1" style:family="graphic">
      <style:graphic-properties draw:stroke="none" svg:stroke-color="#000000" draw:marker-end="Arrowheads_20_1" draw:fill="none" draw:fill-color="#ffffff" fo:min-height="2.037cm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text:anchor-type="paragraph" draw:z-index="26" draw:name="Shape26" draw:style-name="Mgr1" draw:text-style-name="MP2" svg:width="10.531cm" svg:height="2.038cm" svg:x="3.473cm" svg:y="-1.522cm"><draw:text-box><text:p text:style-name="MP1"><text:span text:style-name="MT1"/></text:p><text:p text:style-name="MP1"><text:span text:style-name="MT1">B</text:span><text:span text:style-name="MT1">L</text:span><text:span text:style-name="MT1">O</text:span><text:span text:style-name="MT1">C</text:span><text:span text:style-name="MT1">K</text:span><text:span text:style-name="MT1"> </text:span><text:span text:style-name="MT1">D</text:span><text:span text:style-name="MT1">I</text:span><text:span text:style-name="MT1">A</text:span><text:span text:style-name="MT1">G</text:span><text:span text:style-name="MT1">R</text:span><text:span text:style-name="MT1">A</text:span><text:span text:style-name="MT1">M</text:span>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09:47:47.141782887</meta:creation-date>
    <dc:date>2019-06-11T11:24:26.848534830</dc:date>
    <meta:editing-duration>PT13M54S</meta:editing-duration>
    <meta:editing-cycles>1</meta:editing-cycles>
    <meta:document-statistic meta:table-count="0" meta:image-count="0" meta:object-count="0" meta:page-count="1" meta:paragraph-count="13" meta:word-count="22" meta:character-count="139" meta:non-whitespace-character-count="130"/>
    <meta:generator>LibreOffice/5.2.7.2$Linux_X86_64 LibreOffice_project/20m0$Build-2</meta:generator>
  </office:meta>
</office:document-meta>
</file>